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GroupDao.convertToLdapDns( Modification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GroupDao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GroupDao.convertDnsToUsers(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GroupDao.loa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GroupDao.getRelativeD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Group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dapGroupDao.dele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GroupDao.LdapGroupDao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GroupDao.rename( String newName , Group arch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apGroupDao.modify( String creatorsName , Date createTimestamp , String name , Set members , ModificationItem [ ] mo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dapGroupDao.add( String name , Set memb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Group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GroupDao.convertToLdapDns( Set memb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